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text-underline-style="solid" style:text-underline-width="auto" style:text-underline-color="font-color" officeooo:rsid="00079b39" officeooo:paragraph-rsid="00079b39" style:font-size-asian="11pt" style:font-size-complex="11pt"/>
    </style:style>
    <style:style style:name="P2" style:family="paragraph" style:parent-style-name="Standard">
      <style:text-properties style:font-name="Times New Roman" fo:font-size="11pt" style:text-underline-style="solid" style:text-underline-width="auto" style:text-underline-color="font-color" officeooo:rsid="000b9a52" officeooo:paragraph-rsid="000b9a52" style:font-size-asian="11pt" style:font-size-complex="11pt"/>
    </style:style>
    <style:style style:name="P3" style:family="paragraph" style:parent-style-name="Standard">
      <style:text-properties style:font-name="Times New Roman" fo:font-size="11pt" officeooo:rsid="00079b39" officeooo:paragraph-rsid="00079b39" style:font-size-asian="11pt" style:font-size-complex="11pt"/>
    </style:style>
    <style:style style:name="P4" style:family="paragraph" style:parent-style-name="Standard">
      <style:text-properties style:font-name="Times New Roman" fo:font-size="11pt" officeooo:rsid="000a06ff" officeooo:paragraph-rsid="000a06ff" style:font-size-asian="11pt" style:font-size-complex="11pt"/>
    </style:style>
    <style:style style:name="P5" style:family="paragraph" style:parent-style-name="Standard">
      <style:text-properties style:font-name="Times New Roman" fo:font-size="11pt" officeooo:rsid="000b9a52" officeooo:paragraph-rsid="000b9a52" style:font-size-asian="11pt" style:font-size-complex="11pt"/>
    </style:style>
    <style:style style:name="P6" style:family="paragraph" style:parent-style-name="Standard" style:list-style-name="L1">
      <style:text-properties style:font-name="Times New Roman" fo:font-size="11pt" officeooo:rsid="00079b39" officeooo:paragraph-rsid="00079b39" style:font-size-asian="11pt" style:font-size-complex="11pt"/>
    </style:style>
    <style:style style:name="P7" style:family="paragraph" style:parent-style-name="Standard" style:list-style-name="L2">
      <style:text-properties style:font-name="Times New Roman" fo:font-size="11pt" officeooo:rsid="00079b39" officeooo:paragraph-rsid="00079b39" style:font-size-asian="11pt" style:font-size-complex="11pt"/>
    </style:style>
    <style:style style:name="P8" style:family="paragraph" style:parent-style-name="Standard" style:list-style-name="L2">
      <style:text-properties style:font-name="Times New Roman" fo:font-size="11pt" officeooo:rsid="00079b39" officeooo:paragraph-rsid="001119fd" style:font-size-asian="11pt" style:font-size-complex="11pt"/>
    </style:style>
    <style:style style:name="P9" style:family="paragraph" style:parent-style-name="Standard" style:list-style-name="L3">
      <style:text-properties style:font-name="Times New Roman" fo:font-size="11pt" officeooo:rsid="00079b39" officeooo:paragraph-rsid="00079b39" style:font-size-asian="11pt" style:font-size-complex="11pt"/>
    </style:style>
    <style:style style:name="P10" style:family="paragraph" style:parent-style-name="Standard" style:list-style-name="L4">
      <style:text-properties style:font-name="Times New Roman" fo:font-size="11pt" officeooo:rsid="00079b39" officeooo:paragraph-rsid="00079b39" style:font-size-asian="11pt" style:font-size-complex="11pt"/>
    </style:style>
    <style:style style:name="P11" style:family="paragraph" style:parent-style-name="Standard" style:list-style-name="L4">
      <style:text-properties style:font-name="Times New Roman" fo:font-size="11pt" officeooo:rsid="00079b39" officeooo:paragraph-rsid="000dabdb" style:font-size-asian="11pt" style:font-size-complex="11pt"/>
    </style:style>
    <style:style style:name="P12" style:family="paragraph" style:parent-style-name="Standard" style:list-style-name="L5">
      <style:text-properties style:font-name="Times New Roman" fo:font-size="11pt" officeooo:rsid="00079b39" officeooo:paragraph-rsid="000dabdb" style:font-size-asian="11pt" style:font-size-complex="11pt"/>
    </style:style>
    <style:style style:name="P13" style:family="paragraph" style:parent-style-name="Standard" style:list-style-name="L3">
      <style:text-properties style:font-name="Times New Roman" fo:font-size="11pt" officeooo:rsid="000997ee" officeooo:paragraph-rsid="000997ee" style:font-size-asian="11pt" style:font-size-complex="11pt"/>
    </style:style>
    <style:style style:name="P14" style:family="paragraph" style:parent-style-name="Standard" style:list-style-name="L4">
      <style:text-properties style:font-name="Times New Roman" fo:font-size="11pt" officeooo:rsid="000997ee" officeooo:paragraph-rsid="000997ee" style:font-size-asian="11pt" style:font-size-complex="11pt"/>
    </style:style>
    <style:style style:name="P15" style:family="paragraph" style:parent-style-name="Standard" style:list-style-name="L3">
      <style:text-properties style:font-name="Times New Roman" fo:font-size="11pt" officeooo:rsid="00104344" officeooo:paragraph-rsid="00104344" style:font-size-asian="11pt" style:font-size-complex="11pt"/>
    </style:style>
    <style:style style:name="P16" style:family="paragraph" style:parent-style-name="Standard" style:list-style-name="L4">
      <style:text-properties style:font-name="Times New Roman" fo:font-size="11pt" officeooo:rsid="00104344" officeooo:paragraph-rsid="00104344" style:font-size-asian="11pt" style:font-size-complex="11pt"/>
    </style:style>
    <style:style style:name="P17" style:family="paragraph" style:parent-style-name="Standard" style:list-style-name="L5">
      <style:text-properties style:font-name="Times New Roman" fo:font-size="11pt" officeooo:rsid="00104344" officeooo:paragraph-rsid="00104344" style:font-size-asian="11pt" style:font-size-complex="11pt"/>
    </style:style>
    <style:style style:name="P18" style:family="paragraph" style:parent-style-name="Standard" style:list-style-name="L4">
      <style:text-properties style:font-name="Times New Roman" fo:font-size="11pt" officeooo:rsid="0009cdcb" officeooo:paragraph-rsid="0009cdcb" style:font-size-asian="11pt" style:font-size-complex="11pt"/>
    </style:style>
    <style:style style:name="P19" style:family="paragraph" style:parent-style-name="Standard" style:list-style-name="L4">
      <style:text-properties style:font-name="Times New Roman" fo:font-size="11pt" officeooo:rsid="000c85d8" officeooo:paragraph-rsid="000c85d8" style:font-size-asian="11pt" style:font-size-complex="11pt"/>
    </style:style>
    <style:style style:name="P20" style:family="paragraph" style:parent-style-name="Standard" style:list-style-name="L5">
      <style:text-properties style:font-name="Times New Roman" fo:font-size="11pt" officeooo:rsid="000c85d8" officeooo:paragraph-rsid="000c85d8" style:font-size-asian="11pt" style:font-size-complex="11pt"/>
    </style:style>
    <style:style style:name="P21" style:family="paragraph" style:parent-style-name="Standard" style:list-style-name="L4">
      <style:text-properties style:font-name="Times New Roman" fo:font-size="11pt" officeooo:rsid="000a06ff" officeooo:paragraph-rsid="000a06ff" style:font-size-asian="11pt" style:font-size-complex="11pt"/>
    </style:style>
    <style:style style:name="P22" style:family="paragraph" style:parent-style-name="Standard" style:list-style-name="L5">
      <style:text-properties style:font-name="Times New Roman" fo:font-size="11pt" officeooo:rsid="000ca861" officeooo:paragraph-rsid="000ca861" style:font-size-asian="11pt" style:font-size-complex="11pt"/>
    </style:style>
    <style:style style:name="P23" style:family="paragraph" style:parent-style-name="Standard" style:list-style-name="L5">
      <style:text-properties style:font-name="Times New Roman" fo:font-size="11pt" officeooo:rsid="000dabdb" officeooo:paragraph-rsid="000dabdb" style:font-size-asian="11pt" style:font-size-complex="11pt"/>
    </style:style>
    <style:style style:name="P24" style:family="paragraph" style:parent-style-name="Standard" style:list-style-name="L5">
      <style:text-properties style:font-name="Times New Roman" fo:font-size="11pt" officeooo:rsid="000dabdb" officeooo:paragraph-rsid="00104344" style:font-size-asian="11pt" style:font-size-complex="11pt"/>
    </style:style>
    <style:style style:name="P25" style:family="paragraph" style:parent-style-name="Standard" style:list-style-name="L5">
      <style:text-properties style:font-name="Times New Roman" fo:font-size="11pt" officeooo:rsid="000edb0e" officeooo:paragraph-rsid="000edb0e" style:font-size-asian="11pt" style:font-size-complex="11pt"/>
    </style:style>
    <style:style style:name="T1" style:family="text">
      <style:text-properties officeooo:rsid="000997ee"/>
    </style:style>
    <style:style style:name="T2" style:family="text">
      <style:text-properties officeooo:rsid="0009cdcb"/>
    </style:style>
    <style:style style:name="T3" style:family="text">
      <style:text-properties officeooo:rsid="000b9a52"/>
    </style:style>
    <style:style style:name="T4" style:family="text">
      <style:text-properties officeooo:rsid="000c85d8"/>
    </style:style>
    <style:style style:name="T5" style:family="text">
      <style:text-properties officeooo:rsid="000edb0e"/>
    </style:style>
    <style:style style:name="T6" style:family="text">
      <style:text-properties officeooo:rsid="00104344"/>
    </style:style>
    <style:style style:name="T7" style:family="text">
      <style:text-properties officeooo:rsid="001119fd"/>
    </style:style>
    <style:style style:name="T8" style:family="text">
      <style:text-properties officeooo:rsid="0012a8cd"/>
    </style:style>
    <style:style style:name="T9" style:family="text">
      <style:text-properties officeooo:rsid="0012e0af"/>
    </style:style>
    <style:style style:name="T10" style:family="text">
      <style:text-properties officeooo:rsid="0013e02e"/>
    </style:style>
    <style:style style:name="T11" style:family="text">
      <style:text-properties officeooo:rsid="0015736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d'Arimathie</text:p>
      <text:p text:style-name="P3"/>
      <text:list xml:id="list5855706677948398586" text:style-name="L1">
        <text:list-item>
          <text:p text:style-name="P6"><text:span text:style-name="T10">Descend</text:span> <text:span text:style-name="T7">le</text:span> Christ de la croix et <text:span text:style-name="T7">l'</text:span>inhum<text:span text:style-name="T7">e</text:span> dans <text:span text:style-name="T7">un</text:span> tombeau.</text:p>
        </text:list-item>
        <text:list-item>
          <text:p text:style-name="P6"><text:span text:style-name="T10">Est t</text:span>rahi<text:span text:style-name="T7">t</text:span> par les juifs et emprison<text:span text:style-name="T7">né</text:span> chez Caïphe.</text:p>
        </text:list-item>
        <text:list-item>
          <text:p text:style-name="P6"><text:span text:style-name="T10">Est l</text:span>ibér<text:span text:style-name="T7">é</text:span> par Vespasien.</text:p>
        </text:list-item>
        <text:list-item>
          <text:p text:style-name="P6">Christianis<text:span text:style-name="T7">e</text:span> <text:span text:style-name="T7">les</text:span> territoires étrangers. Constru<text:span text:style-name="T7">it</text:span> l'arche <text:span text:style-name="T7">qui abritera le Graal</text:span>.</text:p>
        </text:list-item>
        <text:list-item>
          <text:p text:style-name="P6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6">Pérégrin<text:span text:style-name="T7">e</text:span> avec la compagnie.</text:p>
        </text:list-item>
        <text:list-item>
          <text:p text:style-name="P6">Déci<text:span text:style-name="T7">de</text:span> de quitter la compagnie et de pérégriner seul.</text:p>
        </text:list-item>
        <text:list-item>
          <text:p text:style-name="P6">Re<text:span text:style-name="T7">trouve</text:span> la compagnie des chrétiens qu'il avait quittée.</text:p>
        </text:list-item>
        <text:list-item>
          <text:p text:style-name="P6"><text:span text:style-name="T7">Meurt dans des conditions indéterminées</text:span>.</text:p>
        </text:list-item>
      </text:list>
      <text:p text:style-name="P3"/>
      <text:p text:style-name="P3"/>
      <text:p text:style-name="P1">Josephé</text:p>
      <text:p text:style-name="P3"/>
      <text:list xml:id="list708704547696983527" text:style-name="L2">
        <text:list-item>
          <text:p text:style-name="P7"><text:span text:style-name="T10">Est c</text:span>on<text:span text:style-name="T7">sacré</text:span> par le Seigneur <text:span text:style-name="T7">et investit du rôle de</text:span> premier évêque de l'Église.</text:p>
        </text:list-item>
        <text:list-item>
          <text:p text:style-name="P7">Christianis<text:span text:style-name="T7">e l</text:span>es territoires étrangers.</text:p>
        </text:list-item>
        <text:list-item>
          <text:p text:style-name="P8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7">Pérégrin<text:span text:style-name="T7">e</text:span> avec la compagnie.</text:p>
        </text:list-item>
        <text:list-item>
          <text:p text:style-name="P7">Découv<text:span text:style-name="T7">re</text:span> de la mort de Joseph son père.</text:p>
        </text:list-item>
        <text:list-item>
          <text:p text:style-name="P7">M<text:span text:style-name="T7">eu</text:span>rt et <text:span text:style-name="T7">est </text:span>inhum<text:span text:style-name="T7">é</text:span> dans l'abbaye de Mordrain.</text:p>
        </text:list-item>
      </text:list>
      <text:p text:style-name="P3"/>
      <text:p text:style-name="P3"/>
      <text:p text:style-name="P1">Mordrain</text:p>
      <text:p text:style-name="P3"/>
      <text:list xml:id="list6452010565036096112" text:style-name="L3">
        <text:list-item>
          <text:p text:style-name="P9"><text:span text:style-name="T11">A une v</text:span>ision <text:span text:style-name="T3">métaphorique (1)</text:span>.</text:p>
        </text:list-item>
        <text:list-item>
          <text:p text:style-name="P9"><text:span text:style-name="T11">Se bat</text:span> contre le roi Tholomé.</text:p>
        </text:list-item>
        <text:list-item>
          <text:p text:style-name="P9"><text:span text:style-name="T11">Se c</text:span>onver<text:span text:style-name="T11">tit</text:span>. <text:span text:style-name="T11">D</text:span>evient Mordrain.</text:p>
        </text:list-item>
        <text:list-item>
          <text:p text:style-name="P9"><text:span text:style-name="T11">Est renseigné au sujet de sa p</text:span>remière vision <text:span text:style-name="T9">(3)</text:span>.</text:p>
        </text:list-item>
        <text:list-item>
          <text:p text:style-name="P9"><text:span text:style-name="T11">A une v</text:span>ision <text:span text:style-name="T4">prédicative (4)</text:span>.</text:p>
        </text:list-item>
        <text:list-item>
          <text:p text:style-name="P9"><text:span text:style-name="T11">Est e</text:span>xil<text:span text:style-name="T7">é</text:span> sur l'île rocheuse (la roche de Port de Péril).</text:p>
        </text:list-item>
        <text:list-item>
          <text:p text:style-name="P13">Embarque.</text:p>
        </text:list-item>
        <text:list-item>
          <text:p text:style-name="P9">Rencontre Salluste. Deuxième vision expliquée par Salluste <text:span text:style-name="T9">(5)</text:span>.</text:p>
        </text:list-item>
        <text:list-item>
          <text:p text:style-name="P13">Débarque <text:span text:style-name="T7">sur l'île du Géant.</text:span></text:p>
        </text:list-item>
        <text:list-item>
          <text:p text:style-name="P9">Rencontre Nascien et Célidoine.</text:p>
        </text:list-item>
        <text:list-item>
          <text:p text:style-name="P13">Embarque.</text:p>
        </text:list-item>
        <text:list-item>
          <text:p text:style-name="P9">Rencontr<text:span text:style-name="T7">e</text:span> les messagers et la fille <text:span text:style-name="T5">du roi Label</text:span>.</text:p>
        </text:list-item>
        <text:list-item>
          <text:p text:style-name="P15">Rencontre Hermoine.</text:p>
        </text:list-item>
        <text:list-item>
          <text:p text:style-name="P13">Débarque <text:span text:style-name="T7">au c</text:span>hâteau de Baruch.</text:p>
        </text:list-item>
        <text:list-item>
          <text:p text:style-name="P9">Retour<text:span text:style-name="T7">ne</text:span> à Sarras.</text:p>
        </text:list-item>
        <text:list-item>
          <text:p text:style-name="P9"><text:span text:style-name="T11">A une vision injonctive (gagner la Grande Bretagne)</text:span>.</text:p>
        </text:list-item>
        <text:list-item>
          <text:p text:style-name="P9"><text:span text:style-name="T7">Rejoint la Grande Bretagne</text:span>.</text:p>
        </text:list-item>
        <text:list-item>
          <text:p text:style-name="P9"><text:span text:style-name="T11">Se bat</text:span> contre le roi Crudel.</text:p>
        </text:list-item>
        <text:list-item>
          <text:p text:style-name="P9"><text:span text:style-name="T11">Est a</text:span>veuglé et paralysé pour avoir approch<text:span text:style-name="T8">é</text:span> le Graal.</text:p>
        </text:list-item>
        <text:list-item>
          <text:p text:style-name="P9">Déci<text:span text:style-name="T7">de</text:span> de se retirer du monde et part pour un ermitage <text:span text:style-name="T7">où il fait construire une abbaye.</text:span></text:p>
        </text:list-item>
      </text:list>
      <text:p text:style-name="P3"/>
      <text:p text:style-name="P3"/>
      <text:p text:style-name="P1">Nascien</text:p>
      <text:p text:style-name="P3"/>
      <text:list xml:id="list51807109932855805" text:style-name="L4">
        <text:list-item>
          <text:p text:style-name="P10"><text:span text:style-name="T10">Se bat</text:span> contre le roi Tholomé.</text:p>
        </text:list-item>
        <text:list-item>
          <text:p text:style-name="P10"><text:span text:style-name="T10">Se c</text:span>onver<text:span text:style-name="T11">t</text:span>i<text:span text:style-name="T10">t</text:span>. <text:span text:style-name="T10">D</text:span>evient Nascien.</text:p>
        </text:list-item>
        <text:list-item>
          <text:p text:style-name="P10"><text:span text:style-name="T10">Est a</text:span>rr<text:span text:style-name="T8">ê</text:span>t<text:span text:style-name="T7">é</text:span> et emprisonn<text:span text:style-name="T7">é</text:span> chez Calafer.</text:p>
        </text:list-item>
        <text:list-item>
          <text:p text:style-name="P10"><text:span text:style-name="T10">Est l</text:span>ibér<text:span text:style-name="T7">é</text:span> et exil<text:span text:style-name="T7">é</text:span> sur l'île tournoyante.</text:p>
        </text:list-item>
        <text:list-item>
          <text:p text:style-name="P10"><text:span text:style-name="T10">A une v</text:span>ision <text:span text:style-name="T2">métaphorique (6)</text:span>.</text:p>
        </text:list-item>
        <text:list-item>
          <text:p text:style-name="P10"><text:span text:style-name="T10">A une v</text:span>ision <text:span text:style-name="T2">métaphorique (9)</text:span>.</text:p>
        </text:list-item>
        <text:list-item>
          <text:p text:style-name="P10">Rencontre Célidoine <text:span text:style-name="T1">sur l'île tournoyante</text:span>.</text:p>
        </text:list-item>
        <text:list-item>
          <text:p text:style-name="P14">Embarque.</text:p>
        </text:list-item>
        <text:list-item>
          <text:p text:style-name="P18"><text:soft-page-break/>Débarque <text:span text:style-name="T7">sur l'île du Géant.</text:span></text:p>
        </text:list-item>
        <text:list-item>
          <text:p text:style-name="P18">Rencontre Mordrain.</text:p>
        </text:list-item>
        <text:list-item>
          <text:p text:style-name="P18">Embarque.</text:p>
        </text:list-item>
        <text:list-item>
          <text:p text:style-name="P11">Rencontre les messagers et la fille <text:span text:style-name="T5">du roi Label</text:span>.</text:p>
        </text:list-item>
        <text:list-item>
          <text:p text:style-name="P16">Rencontre Hermoine.</text:p>
        </text:list-item>
        <text:list-item>
          <text:p text:style-name="P19">Débarque <text:span text:style-name="T7">au château de Baruch.</text:span></text:p>
        </text:list-item>
        <text:list-item>
          <text:p text:style-name="P18">Retour<text:span text:style-name="T7">ne</text:span> à Sarras.</text:p>
        </text:list-item>
        <text:list-item>
          <text:p text:style-name="P18"><text:span text:style-name="T10">A une vision injonctive (départ de Sarras)</text:span>.</text:p>
        </text:list-item>
        <text:list-item>
          <text:p text:style-name="P18">Embarqu<text:span text:style-name="T7">e</text:span>.</text:p>
        </text:list-item>
        <text:list-item>
          <text:p text:style-name="P18"><text:span text:style-name="T10">A une v</text:span>ision prédicative (<text:span text:style-name="T4">10</text:span>).</text:p>
        </text:list-item>
        <text:list-item>
          <text:p text:style-name="P18"><text:span text:style-name="T10">Est renseigné au sujet de sa d</text:span>ernière vision <text:span text:style-name="T9">(12)</text:span>.</text:p>
        </text:list-item>
        <text:list-item>
          <text:p text:style-name="P18"><text:span text:style-name="T10">A une </text:span>ision <text:span text:style-name="T3">injonctive</text:span> (<text:span text:style-name="T7">rejoindre</text:span> la Grande Bretagne).</text:p>
        </text:list-item>
        <text:list-item>
          <text:p text:style-name="P18"><text:span text:style-name="T7">Rejoint la</text:span> Grande Bretagne.</text:p>
        </text:list-item>
        <text:list-item>
          <text:p text:style-name="P18">Rencontre Célidoine, Josephé et la compagnie des chrétiens à Galafort.</text:p>
        </text:list-item>
        <text:list-item>
          <text:p text:style-name="P18"><text:span text:style-name="T10">Se bat</text:span> contre le roi de Northumberland.</text:p>
        </text:list-item>
        <text:list-item>
          <text:p text:style-name="P18">Rencontre Mordrain.</text:p>
        </text:list-item>
        <text:list-item>
          <text:p text:style-name="P18"><text:span text:style-name="T10">Se bat</text:span> contre le roi Crudel.</text:p>
        </text:list-item>
        <text:list-item>
          <text:p text:style-name="P21">Retour<text:span text:style-name="T7">ne</text:span> à Galafort.</text:p>
        </text:list-item>
        <text:list-item>
          <text:p text:style-name="P21">M<text:span text:style-name="T7">eu</text:span>rt.</text:p>
        </text:list-item>
      </text:list>
      <text:p text:style-name="P4"/>
      <text:p text:style-name="P4"/>
      <text:p text:style-name="P2">Célidoine</text:p>
      <text:p text:style-name="P5"/>
      <text:list xml:id="list5213608219982112064" text:style-name="L5">
        <text:list-item>
          <text:p text:style-name="P20"><text:span text:style-name="T10">Est a</text:span>rr<text:span text:style-name="T8">ê</text:span>t<text:span text:style-name="T7">é</text:span> et emprisonn<text:span text:style-name="T7">é</text:span> chez Calafer.</text:p>
        </text:list-item>
        <text:list-item>
          <text:p text:style-name="P20"><text:span text:style-name="T10">Est l</text:span>ibér<text:span text:style-name="T7">é</text:span> et exil<text:span text:style-name="T7">é</text:span> sur un<text:span text:style-name="T8">e</text:span> île.</text:p>
        </text:list-item>
        <text:list-item>
          <text:p text:style-name="P20">Embarque.</text:p>
        </text:list-item>
        <text:list-item>
          <text:p text:style-name="P20">Débarque <text:span text:style-name="T7">sur l'île tournoyante.</text:span></text:p>
        </text:list-item>
        <text:list-item>
          <text:p text:style-name="P22">Rencontre Nascien.</text:p>
        </text:list-item>
        <text:list-item>
          <text:p text:style-name="P23">Embarque.</text:p>
        </text:list-item>
        <text:list-item>
          <text:p text:style-name="P23">Débarque <text:span text:style-name="T7">sur l'î</text:span>le du Géant.</text:p>
        </text:list-item>
        <text:list-item>
          <text:p text:style-name="P23">Rencontre Mordrain.</text:p>
        </text:list-item>
        <text:list-item>
          <text:p text:style-name="P23">Embarque.</text:p>
        </text:list-item>
        <text:list-item>
          <text:p text:style-name="P12">Rencontre les messagers et la <text:span text:style-name="T5">fille du roi Label</text:span>.</text:p>
        </text:list-item>
        <text:list-item>
          <text:p text:style-name="P17">Rencontre Hermoine.</text:p>
        </text:list-item>
        <text:list-item>
          <text:p text:style-name="P24"><text:span text:style-name="T6">Change d'embarcation</text:span>.</text:p>
        </text:list-item>
        <text:list-item>
          <text:p text:style-name="P23">Débarque <text:span text:style-name="T7">en</text:span> Grande Bretagne.</text:p>
        </text:list-item>
        <text:list-item>
          <text:p text:style-name="P25"><text:span text:style-name="T7">Se m</text:span>ari<text:span text:style-name="T7">e</text:span> avec la fille du roi Label.</text:p>
        </text:list-item>
        <text:list-item>
          <text:p text:style-name="P25"><text:span text:style-name="T10">Se bat</text:span> contre les Sax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5-27T09:47:16.667156011</meta:creation-date>
    <dc:date>2015-08-11T08:14:51.241128780</dc:date>
    <dc:creator>Gauthier </dc:creator>
    <meta:editing-duration>PT1H56M4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82" meta:word-count="519" meta:character-count="2947" meta:non-whitespace-character-count="2587"/>
  </office:meta>
</office:document-meta>
</file>